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7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0000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20123">
            <text:p>20120123</text:p>
          </table:table-cell>
          <table:table-cell office:value-type="string">
            <text:p>打车</text:p>
          </table:table-cell>
          <table:table-cell office:value-type="float" office:value="40">
            <text:p>40</text:p>
          </table:table-cell>
          <table:table-cell/>
          <table:table-cell office:value-type="float" office:value="20120501">
            <text:p>20120501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  <table:table-cell office:value-type="float" office:value="20121001">
            <text:p>20121001</text:p>
          </table:table-cell>
          <table:table-cell office:value-type="string">
            <text:p>锦绣中华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/>
          <table:table-cell office:value-type="string">
            <text:p>车票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买衣服</text:p>
          </table:table-cell>
          <table:table-cell office:value-type="float" office:value="149.5">
            <text:p>149.5</text:p>
          </table:table-cell>
          <table:table-cell/>
          <table:table-cell office:value-type="float" office:value="20121002">
            <text:p>20121002</text:p>
          </table:table-cell>
          <table:table-cell office:value-type="string">
            <text:p>手机代付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127">
            <text:p>20120127</text:p>
          </table:table-cell>
          <table:table-cell office:value-type="string">
            <text:p>晚饭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199">
            <text:p>199</text:p>
          </table:table-cell>
          <table:table-cell/>
          <table:table-cell office:value-type="float" office:value="20121003">
            <text:p>20121003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坐车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99.3">
            <text:p>199.3</text:p>
          </table:table-cell>
          <table:table-cell/>
          <table:table-cell office:value-type="float" office:value="20121004">
            <text:p>20121004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office:value-type="float" office:value="20120128">
            <text:p>20120128</text:p>
          </table:table-cell>
          <table:table-cell office:value-type="string">
            <text:p>红包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float" office:value="87.5">
            <text:p>87.5</text:p>
          </table:table-cell>
          <table:table-cell/>
          <table:table-cell office:value-type="float" office:value="20121006">
            <text:p>20121006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float" office:value="20120130">
            <text:p>20120130</text:p>
          </table:table-cell>
          <table:table-cell office:value-type="string">
            <text:p>煤气</text:p>
          </table:table-cell>
          <table:table-cell office:value-type="float" office:value="125">
            <text:p>125</text:p>
          </table:table-cell>
          <table:table-cell/>
          <table:table-cell office:value-type="float" office:value="20120505">
            <text:p>20120505</text:p>
          </table:table-cell>
          <table:table-cell office:value-type="string">
            <text:p>晚饭</text:p>
          </table:table-cell>
          <table:table-cell office:value-type="float" office:value="87.5">
            <text:p>87.5</text:p>
          </table:table-cell>
          <table:table-cell/>
          <table:table-cell office:value-type="float" office:value="20121007">
            <text:p>20121007</text:p>
          </table:table-cell>
          <table:table-cell office:value-type="string">
            <text:p>晚饭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office:value-type="float" office:value="20120201">
            <text:p>2012020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507">
            <text:p>20120507</text:p>
          </table:table-cell>
          <table:table-cell office:value-type="string">
            <text:p>房租</text:p>
          </table:table-cell>
          <table:table-cell office:value-type="float" office:value="1530">
            <text:p>1530</text:p>
          </table:table-cell>
          <table:table-cell/>
          <table:table-cell office:value-type="float" office:value="20121010">
            <text:p>201210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保险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B舒惊散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202">
            <text:p>201202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2">
            <text:p>201205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121011">
            <text:p>201210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杂 </text:p>
          </table:table-cell>
          <table:table-cell office:value-type="float" office:value="8">
            <text:p>8</text:p>
          </table:table-cell>
          <table:table-cell/>
          <table:table-cell office:value-type="float" office:value="20120513">
            <text:p>2012051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0121013">
            <text:p>20121013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/>
          <table:table-cell office:value-type="string">
            <text:p>支付宝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20121014">
            <text:p>201210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203">
            <text:p>2012020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6">
            <text:p>20120516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21015">
            <text:p>201210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04">
            <text:p>2012020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7">
            <text:p>20120517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360.17">
            <text:p>360.17</text:p>
          </table:table-cell>
          <table:table-cell office:value-type="string">
            <text:p>余243.59</text:p>
          </table:table-cell>
        </table:table-row>
        <table:table-row table:style-name="ro2">
          <table:table-cell office:value-type="float" office:value="20120206">
            <text:p>201202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9">
            <text:p>20120519</text:p>
          </table:table-cell>
          <table:table-cell office:value-type="string">
            <text:p>晚饭</text:p>
          </table:table-cell>
          <table:table-cell office:value-type="float" office:value="172">
            <text:p>172</text:p>
          </table:table-cell>
          <table:table-cell/>
          <table:table-cell office:value-type="float" office:value="20121016">
            <text:p>201210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07">
            <text:p>201202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office:value-type="float" office:value="20120208">
            <text:p>201202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27">
            <text:p>20120527</text:p>
          </table:table-cell>
          <table:table-cell office:value-type="string">
            <text:p>电源适配器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09">
            <text:p>201202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formula="of:=SUM([.G1:.G17])" office:value-type="float" office:value="7621.8">
            <text:p>7621.8</text:p>
          </table:table-cell>
          <table:table-cell/>
          <table:table-cell office:value-type="float" office:value="20121017">
            <text:p>201210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0">
            <text:p>201202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211">
            <text:p>201202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13">
            <text:p>201202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20120214">
            <text:p>201202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121018">
            <text:p>201210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巧克力</text:p>
          </table:table-cell>
          <table:table-cell office:value-type="float" office:value="37">
            <text:p>37</text:p>
          </table:table-cell>
          <table:table-cell/>
          <table:table-cell office:value-type="float" office:value="20120531">
            <text:p>20120531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019">
            <text:p>2012101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5">
            <text:p>2012021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05">
            <text:p>20120605</text:p>
          </table:table-cell>
          <table:table-cell office:value-type="string">
            <text:p>手机</text:p>
          </table:table-cell>
          <table:table-cell office:value-type="float" office:value="160">
            <text:p>160</text:p>
          </table:table-cell>
          <table:table-cell/>
          <table:table-cell office:value-type="float" office:value="20121020">
            <text:p>201210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216">
            <text:p>20120216</text:p>
          </table:table-cell>
          <table:table-cell office:value-type="string">
            <text:p>BB用品</text:p>
          </table:table-cell>
          <table:table-cell office:value-type="float" office:value="286">
            <text:p>286</text:p>
          </table:table-cell>
          <table:table-cell/>
          <table:table-cell office:value-type="float" office:value="20120606">
            <text:p>2012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float" office:value="20120217">
            <text:p>201202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float" office:value="20120218">
            <text:p>201202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08">
            <text:p>20120608</text:p>
          </table:table-cell>
          <table:table-cell office:value-type="string">
            <text:p>水果</text:p>
          </table:table-cell>
          <table:table-cell office:value-type="float" office:value="6">
            <text:p>6</text:p>
          </table:table-cell>
          <table:table-cell/>
          <table:table-cell office:value-type="float" office:value="20121022">
            <text:p>201210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19">
            <text:p>20120219</text:p>
          </table:table-cell>
          <table:table-cell office:value-type="string">
            <text:p>煤气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车费</text:p>
          </table:table-cell>
          <table:table-cell office:value-type="float" office:value="14">
            <text:p>14</text:p>
          </table:table-cell>
          <table:table-cell/>
          <table:table-cell office:value-type="float" office:value="20121023">
            <text:p>201210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0">
            <text:p>201202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0">
            <text:p>20120610</text:p>
          </table:table-cell>
          <table:table-cell office:value-type="string">
            <text:p>亲子学费</text:p>
          </table:table-cell>
          <table:table-cell office:value-type="float" office:value="2410">
            <text:p>2410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房租水电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0611">
            <text:p>20120611</text:p>
          </table:table-cell>
          <table:table-cell office:value-type="string">
            <text:p>家用吃饭静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1024">
            <text:p>201210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13">
            <text:p>20120613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  <table:table-cell office:value-type="float" office:value="20121025">
            <text:p>201210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5.5">
            <text:p>5.5</text:p>
          </table:table-cell>
          <table:table-cell/>
          <table:table-cell office:value-type="float" office:value="20120614">
            <text:p>20120614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  <table:table-cell office:value-type="float" office:value="20121026">
            <text:p>201210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1">
            <text:p>201202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6">
            <text:p>201206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7">
            <text:p>2012102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2">
            <text:p>2012022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7">
            <text:p>201206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8">
            <text:p>20121028</text:p>
          </table:table-cell>
          <table:table-cell office:value-type="string">
            <text:p>晚饭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/>
          <table:table-cell office:value-type="string">
            <text:p>新租房费用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20618">
            <text:p>20120618</text:p>
          </table:table-cell>
          <table:table-cell office:value-type="string">
            <text:p>家用静</text:p>
          </table:table-cell>
          <table:table-cell office:value-type="float" office:value="1500">
            <text:p>1500</text:p>
          </table:table-cell>
          <table:table-cell/>
          <table:table-cell office:value-type="float" office:value="20121029">
            <text:p>201210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3">
            <text:p>201202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9">
            <text:p>20120619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030">
            <text:p>2012103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1031">
            <text:p>201210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25">
            <text:p>20120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22">
            <text:p>20120622</text:p>
          </table:table-cell>
          <table:table-cell office:value-type="string">
            <text:p>电费煤气</text:p>
          </table:table-cell>
          <table:table-cell office:value-type="float" office:value="444.72">
            <text:p>444.72</text:p>
          </table:table-cell>
          <table:table-cell office:value-type="string">
            <text:p>预交了500</text:p>
          </table:table-cell>
          <table:table-cell/>
          <table:table-cell office:value-type="string">
            <text:p>超市杂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2">
          <table:table-cell office:value-type="float" office:value="20120226">
            <text:p>20120226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00623">
            <text:p>20100623</text:p>
          </table:table-cell>
          <table:table-cell office:value-type="string">
            <text:p>晚饭</text:p>
          </table:table-cell>
          <table:table-cell office:value-type="float" office:value="198">
            <text:p>198</text:p>
          </table:table-cell>
          <table:table-cell table:number-columns-repeated="3"/>
          <table:table-cell table:style-name="ce3" table:formula="of:=SUM([.K1:.K38])" office:value-type="float" office:value="8849.07">
            <text:p>8849.07</text:p>
          </table:table-cell>
          <table:table-cell/>
        </table:table-row>
        <table:table-row table:style-name="ro3">
          <table:table-cell/>
          <table:table-cell office:value-type="string">
            <text:p>BB用品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string">
            <text:p>电饭煲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20120228">
            <text:p>20120228</text:p>
          </table:table-cell>
          <table:table-cell office:value-type="string">
            <text:p>打车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624">
            <text:p>20120624</text:p>
          </table:table-cell>
          <table:table-cell office:value-type="string">
            <text:p>中饭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20120229">
            <text:p>20120229</text:p>
          </table:table-cell>
          <table:table-cell office:value-type="string">
            <text:p>搬家</text:p>
          </table:table-cell>
          <table:table-cell office:value-type="float" office:value="370">
            <text:p>370</text:p>
          </table:table-cell>
          <table:table-cell/>
          <table:table-cell office:value-type="float" office:value="20120625">
            <text:p>20120625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26">
            <text:p>20120626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水阀</text:p>
          </table:table-cell>
          <table:table-cell office:value-type="float" office:value="60">
            <text:p>60</text:p>
          </table:table-cell>
          <table:table-cell/>
          <table:table-cell office:value-type="float" office:value="20120629">
            <text:p>2012062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中晚饭</text:p>
          </table:table-cell>
          <table:table-cell office:value-type="float" office:value="60">
            <text:p>60</text:p>
          </table:table-cell>
          <table:table-cell/>
          <table:table-cell office:value-type="float" office:value="20120630">
            <text:p>201206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01">
            <text:p>2012110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旧房押金</text:p>
          </table:table-cell>
          <table:table-cell office:value-type="string">
            <text:p>－2510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1:.C46])" office:value-type="float" office:value="27728.5">
            <text:p>27728.5</text:p>
          </table:table-cell>
          <table:table-cell table:number-columns-repeated="3"/>
          <table:table-cell table:style-name="ce3" table:formula="of:=SUM([.G23:.G46])" office:value-type="float" office:value="11775.72">
            <text:p>11775.72</text:p>
          </table:table-cell>
          <table:table-cell/>
          <table:table-cell office:value-type="float" office:value="20121102">
            <text:p>201211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0120702">
            <text:p>201207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3">
            <text:p>20121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2">
            <text:p>201203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3.5">
            <text:p>2003.5</text:p>
          </table:table-cell>
          <table:table-cell table:number-columns-repeated="2"/>
          <table:table-cell office:value-type="string">
            <text:p>帮朱少华充话费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电池</text:p>
          </table:table-cell>
          <table:table-cell office:value-type="float" office:value="7.5">
            <text:p>7.5</text:p>
          </table:table-cell>
          <table:table-cell/>
          <table:table-cell office:value-type="float" office:value="20120703">
            <text:p>2012070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303">
            <text:p>20120303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  <table:table-cell office:value-type="float" office:value="20120708">
            <text:p>20120708</text:p>
          </table:table-cell>
          <table:table-cell office:value-type="string">
            <text:p>晚饭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超市杂</text:p>
          </table:table-cell>
          <table:table-cell office:value-type="float" office:value="768">
            <text:p>768</text:p>
          </table:table-cell>
          <table:table-cell/>
        </table:table-row>
        <table:table-row table:style-name="ro2">
          <table:table-cell office:value-type="float" office:value="20120304">
            <text:p>20120304</text:p>
          </table:table-cell>
          <table:table-cell office:value-type="string">
            <text:p>中饭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7">
            <text:p>7</text:p>
          </table:table-cell>
          <table:table-cell/>
          <table:table-cell office:value-type="float" office:value="20121104">
            <text:p>20121104</text:p>
          </table:table-cell>
          <table:table-cell office:value-type="string">
            <text:p>晚饭</text:p>
          </table:table-cell>
          <table:table-cell office:value-type="float" office:value="256">
            <text:p>256</text:p>
          </table:table-cell>
          <table:table-cell/>
        </table:table-row>
        <table:table-row table:style-name="ro3">
          <table:table-cell/>
          <table:table-cell office:value-type="string">
            <text:p>鞋子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05">
            <text:p>20121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60">
            <text:p>60</text:p>
          </table:table-cell>
          <table:table-cell/>
          <table:table-cell office:value-type="float" office:value="20121106">
            <text:p>2012110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5">
            <text:p>20120305</text:p>
          </table:table-cell>
          <table:table-cell office:value-type="string">
            <text:p>数字电视费</text:p>
          </table:table-cell>
          <table:table-cell office:value-type="float" office:value="567">
            <text:p>567</text:p>
          </table:table-cell>
          <table:table-cell/>
          <table:table-cell office:value-type="float" office:value="20120709">
            <text:p>20120709</text:p>
          </table:table-cell>
          <table:table-cell office:value-type="string">
            <text:p>强捐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07">
            <text:p>20121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6">
            <text:p>20120306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药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float" office:value="20120307">
            <text:p>20120307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12">
            <text:p>2012071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8">
            <text:p>201211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1">
            <text:p>1</text:p>
          </table:table-cell>
          <table:table-cell/>
          <table:table-cell office:value-type="float" office:value="20121109">
            <text:p>2012110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08">
            <text:p>201203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6">
            <text:p>2012071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09">
            <text:p>201203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7">
            <text:p>20120717</text:p>
          </table:table-cell>
          <table:table-cell office:value-type="string">
            <text:p>洗脚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310">
            <text:p>201203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8">
            <text:p>201207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10311">
            <text:p>20110311</text:p>
          </table:table-cell>
          <table:table-cell table:number-columns-repeated="3"/>
          <table:table-cell office:value-type="float" office:value="20120721">
            <text:p>201207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0">
            <text:p>2012111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10312">
            <text:p>201103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2">
            <text:p>20120722</text:p>
          </table:table-cell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11">
            <text:p>20121111</text:p>
          </table:table-cell>
          <table:table-cell office:value-type="string">
            <text:p>面包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0120313">
            <text:p>2012031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0723">
            <text:p>201207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2">
            <text:p>201211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宽带</text:p>
          </table:table-cell>
          <table:table-cell office:value-type="float" office:value="1596">
            <text:p>1596</text:p>
          </table:table-cell>
          <table:table-cell/>
          <table:table-cell office:value-type="float" office:value="20120725">
            <text:p>2012072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1113">
            <text:p>201211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4">
            <text:p>2012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6">
            <text:p>201207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4">
            <text:p>201211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5">
            <text:p>20120315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  <table:table-cell office:value-type="float" office:value="20120727">
            <text:p>201207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仔仔缝针等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/>
          <table:table-cell office:value-type="string">
            <text:p>篮球</text:p>
          </table:table-cell>
          <table:table-cell office:value-type="float" office:value="160">
            <text:p>160</text:p>
          </table:table-cell>
          <table:table-cell/>
          <table:table-cell office:value-type="float" office:value="20120728">
            <text:p>201207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16">
            <text:p>20120316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29">
            <text:p>20120729</text:p>
          </table:table-cell>
          <table:table-cell office:value-type="string">
            <text:p>奶粉</text:p>
          </table:table-cell>
          <table:table-cell office:value-type="float" office:value="388">
            <text:p>388</text:p>
          </table:table-cell>
          <table:table-cell/>
          <table:table-cell office:value-type="float" office:value="20121115">
            <text:p>2012111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7">
            <text:p>201203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30">
            <text:p>201207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拖鞋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120318">
            <text:p>20120318</text:p>
          </table:table-cell>
          <table:table-cell office:value-type="string">
            <text:p>理发</text:p>
          </table:table-cell>
          <table:table-cell office:value-type="float" office:value="40">
            <text:p>40</text:p>
          </table:table-cell>
          <table:table-cell/>
          <table:table-cell office:value-type="float" office:value="20120731">
            <text:p>2012073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6">
            <text:p>201211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3" table:formula="of:=SUM([.G49:.G72])" office:value-type="float" office:value="7394">
            <text:p>7394</text:p>
          </table:table-cell>
          <table:table-cell/>
          <table:table-cell office:value-type="float" office:value="20121117">
            <text:p>201211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 table:number-columns-repeated="5"/>
          <table:table-cell office:value-type="float" office:value="20121118">
            <text:p>20121118</text:p>
          </table:table-cell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office:value-type="float" office:value="20120319">
            <text:p>20120319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0">
            <text:p>201203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2801">
            <text:p>2010280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1119">
            <text:p>2010111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120321">
            <text:p>2012032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预存</text:p>
          </table:table-cell>
          <table:table-cell/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0120322">
            <text:p>20120322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汇款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0805">
            <text:p>20120805</text:p>
          </table:table-cell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20">
            <text:p>201211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3">
            <text:p>2012032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仔仔生日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121">
            <text:p>201211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4">
            <text:p>20120324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08">
            <text:p>20120808</text:p>
          </table:table-cell>
          <table:table-cell office:value-type="string">
            <text:p>打车</text:p>
          </table:table-cell>
          <table:table-cell office:value-type="float" office:value="18">
            <text:p>18</text:p>
          </table:table-cell>
          <table:table-cell/>
          <table:table-cell office:value-type="float" office:value="20121122">
            <text:p>2012112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0.5">
            <text:p>20.5</text:p>
          </table:table-cell>
          <table:table-cell/>
          <table:table-cell office:value-type="float" office:value="20120809">
            <text:p>20120809</text:p>
          </table:table-cell>
          <table:table-cell office:value-type="string">
            <text:p>断奶开房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23">
            <text:p>201211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5">
            <text:p>20120325</text:p>
          </table:table-cell>
          <table:table-cell office:value-type="string">
            <text:p>超市</text:p>
          </table:table-cell>
          <table:table-cell office:value-type="float" office:value="129.5">
            <text:p>129.5</text:p>
          </table:table-cell>
          <table:table-cell/>
          <table:table-cell office:value-type="float" office:value="20120810">
            <text:p>2012081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24">
            <text:p>2012112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西装</text:p>
          </table:table-cell>
          <table:table-cell office:value-type="float" office:value="1248">
            <text:p>1248</text:p>
          </table:table-cell>
          <table:table-cell/>
          <table:table-cell office:value-type="float" office:value="20120811">
            <text:p>20120811</text:p>
          </table:table-cell>
          <table:table-cell office:value-type="string">
            <text:p>电费煤气</text:p>
          </table:table-cell>
          <table:table-cell office:value-type="float" office:value="454.14">
            <text:p>454.14</text:p>
          </table:table-cell>
          <table:table-cell office:value-type="string">
            <text:p>预付600</text:p>
          </table:table-cell>
          <table:table-cell office:value-type="float" office:value="20121125">
            <text:p>20121125</text:p>
          </table:table-cell>
          <table:table-cell office:value-type="string">
            <text:p>家用妈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奶粉</text:p>
          </table:table-cell>
          <table:table-cell office:value-type="float" office:value="338">
            <text:p>338</text:p>
          </table:table-cell>
          <table:table-cell/>
          <table:table-cell office:value-type="float" office:value="20120812">
            <text:p>20120812</text:p>
          </table:table-cell>
          <table:table-cell office:value-type="string">
            <text:p>晚饭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甜品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20120326">
            <text:p>201203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3">
            <text:p>20120813</text:p>
          </table:table-cell>
          <table:table-cell office:value-type="string">
            <text:p>零食</text:p>
          </table:table-cell>
          <table:table-cell office:value-type="float" office:value="35">
            <text:p>35</text:p>
          </table:table-cell>
          <table:table-cell/>
          <table:table-cell office:value-type="float" office:value="20121126">
            <text:p>20121126</text:p>
          </table:table-cell>
          <table:table-cell office:value-type="string">
            <text:p>宿舍床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20120327">
            <text:p>201203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6">
            <text:p>20120816</text:p>
          </table:table-cell>
          <table:table-cell office:value-type="string">
            <text:p>家用静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2">
          <table:table-cell office:value-type="float" office:value="20120328">
            <text:p>201203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9">
            <text:p>20120819</text:p>
          </table:table-cell>
          <table:table-cell office:value-type="string">
            <text:p>仔仔周岁照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128">
            <text:p>20121128</text:p>
          </table:table-cell>
          <table:table-cell office:value-type="string">
            <text:p>卡西欧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2">
          <table:table-cell office:value-type="float" office:value="20120329">
            <text:p>201203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24">
            <text:p>20120824</text:p>
          </table:table-cell>
          <table:table-cell office:value-type="string">
            <text:p>晚饭</text:p>
          </table:table-cell>
          <table:table-cell office:value-type="float" office:value="17">
            <text:p>17</text:p>
          </table:table-cell>
          <table:table-cell/>
          <table:table-cell office:value-type="float" office:value="20121130">
            <text:p>20121130</text:p>
          </table:table-cell>
          <table:table-cell office:value-type="string">
            <text:p>中饭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20120330">
            <text:p>20120330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饮料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3" table:formula="of:=SUM([.K45:.K90])" office:value-type="float" office:value="18202.3">
            <text:p>18202.3</text:p>
          </table:table-cell>
          <table:table-cell/>
        </table:table-row>
        <table:table-row table:style-name="ro2">
          <table:table-cell office:value-type="float" office:value="20120331">
            <text:p>2012033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25">
            <text:p>20120825</text:p>
          </table:table-cell>
          <table:table-cell office:value-type="string">
            <text:p>打球买水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SUM([.C50:.C92])" office:value-type="float" office:value="9149.2">
            <text:p>9149.2</text:p>
          </table:table-cell>
          <table:table-cell/>
          <table:table-cell office:value-type="float" office:value="20120826">
            <text:p>201208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table:formula="of:=SUM([.G76:.G93])" office:value-type="float" office:value="11363.64">
            <text:p>11363.64</text:p>
          </table:table-cell>
          <table:table-cell/>
          <table:table-cell office:value-type="float" office:value="20121201">
            <text:p>20121201</text:p>
          </table:table-cell>
          <table:table-cell office:value-type="string">
            <text:p>静保险</text:p>
          </table:table-cell>
          <table:table-cell office:value-type="float" office:value="502.5">
            <text:p>502.5</text:p>
          </table:table-cell>
          <table:table-cell/>
        </table:table-row>
        <table:table-row table:style-name="ro2">
          <table:table-cell office:value-type="float" office:value="20120401">
            <text:p>20120401</text:p>
          </table:table-cell>
          <table:table-cell office:value-type="string">
            <text:p>家用</text:p>
          </table:table-cell>
          <table:table-cell office:value-type="float" office:value="800">
            <text:p>800</text:p>
          </table:table-cell>
          <table:table-cell table:number-columns-repeated="6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20402">
            <text:p>201204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901">
            <text:p>20120901</text:p>
          </table:table-cell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  <table:table-cell office:value-type="float" office:value="20121202">
            <text:p>20121202</text:p>
          </table:table-cell>
          <table:table-cell office:value-type="string">
            <text:p>装窗帘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2">
            <text:p>201209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05">
            <text:p>20121205</text:p>
          </table:table-cell>
          <table:table-cell office:value-type="string">
            <text:p>家用静</text:p>
          </table:table-cell>
          <table:table-cell office:value-type="float" office:value="3002.5">
            <text:p>3002.5</text:p>
          </table:table-cell>
          <table:table-cell/>
        </table:table-row>
        <table:table-row table:style-name="ro2">
          <table:table-cell office:value-type="float" office:value="20120403">
            <text:p>2012040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3">
            <text:p>20120903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矿泉水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120405">
            <text:p>20120405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岳父母回家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21206">
            <text:p>2012120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06">
            <text:p>201204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岳父手机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07">
            <text:p>2012120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407">
            <text:p>201204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4">
            <text:p>20120904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夜宵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120408">
            <text:p>20120408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宾馆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float" office:value="20120409">
            <text:p>201204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8">
            <text:p>20120908</text:p>
          </table:table-cell>
          <table:table-cell office:value-type="string">
            <text:p>晚饭</text:p>
          </table:table-cell>
          <table:table-cell office:value-type="float" office:value="73">
            <text:p>73</text:p>
          </table:table-cell>
          <table:table-cell/>
          <table:table-cell office:value-type="float" office:value="20121208">
            <text:p>20121208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0120410">
            <text:p>201204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411">
            <text:p>201204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9">
            <text:p>20120909</text:p>
          </table:table-cell>
          <table:table-cell office:value-type="string">
            <text:p>晚饭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float" office:value="20120412">
            <text:p>2012041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21212">
            <text:p>2012121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13">
            <text:p>201204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0">
            <text:p>201209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13">
            <text:p>201212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414">
            <text:p>201204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218.96">
            <text:p>218.96</text:p>
          </table:table-cell>
          <table:table-cell office:value-type="string">
            <text:p>余381.13</text:p>
          </table:table-cell>
        </table:table-row>
        <table:table-row table:style-name="ro2">
          <table:table-cell office:value-type="float" office:value="20120415">
            <text:p>2012041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港版七星茶</text:p>
          </table:table-cell>
          <table:table-cell office:value-type="float" office:value="55">
            <text:p>55</text:p>
          </table:table-cell>
          <table:table-cell/>
          <table:table-cell office:value-type="float" office:value="20121215">
            <text:p>20121215</text:p>
          </table:table-cell>
          <table:table-cell office:value-type="string">
            <text:p>晚饭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float" office:value="20120416">
            <text:p>2012041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  <table:table-cell office:value-type="float" office:value="20121216">
            <text:p>20121216</text:p>
          </table:table-cell>
          <table:table-cell office:value-type="string">
            <text:p>皮带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0120417">
            <text:p>2012041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1">
            <text:p>201209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/>
          <table:table-cell office:value-type="float" office:value="20120913">
            <text:p>20120913</text:p>
          </table:table-cell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18">
            <text:p>20121218</text:p>
          </table:table-cell>
          <table:table-cell office:value-type="string">
            <text:p>水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20120418">
            <text:p>2012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15">
            <text:p>201209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户口人才市场</text:p>
          </table:table-cell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float" office:value="20120419">
            <text:p>201204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6">
            <text:p>20120916</text:p>
          </table:table-cell>
          <table:table-cell office:value-type="string">
            <text:p>晚饭</text:p>
          </table:table-cell>
          <table:table-cell office:value-type="float" office:value="139">
            <text:p>139</text:p>
          </table:table-cell>
          <table:table-cell/>
          <table:table-cell office:value-type="float" office:value="20121219">
            <text:p>20121219</text:p>
          </table:table-cell>
          <table:table-cell office:value-type="string">
            <text:p>家用静</text:p>
          </table:table-cell>
          <table:table-cell office:value-type="float" office:value="800">
            <text:p>800</text:p>
          </table:table-cell>
          <table:table-cell/>
        </table:table-row>
        <table:table-row table:style-name="ro3">
          <table:table-cell office:value-type="float" office:value="20120420">
            <text:p>2012042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电费煤气</text:p>
          </table:table-cell>
          <table:table-cell office:value-type="float" office:value="87.5">
            <text:p>87.5</text:p>
          </table:table-cell>
          <table:table-cell office:value-type="string">
            <text:p>预存500</text:p>
          </table:table-cell>
          <table:table-cell office:value-type="float" office:value="20101224">
            <text:p>20101224</text:p>
          </table:table-cell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1">
            <text:p>2012042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2">
            <text:p>20120922</text:p>
          </table:table-cell>
          <table:table-cell office:value-type="string">
            <text:p>晚饭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70">
            <text:p>170</text:p>
          </table:table-cell>
          <table:table-cell/>
          <table:table-cell office:value-type="float" office:value="20120923">
            <text:p>201209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225">
            <text:p>20121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2">
            <text:p>20120422</text:p>
          </table:table-cell>
          <table:table-cell office:value-type="string">
            <text:p>家用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0924">
            <text:p>201209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6">
            <text:p>2012122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20423">
            <text:p>201204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5">
            <text:p>201209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7">
            <text:p>201212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爱疯4S</text:p>
          </table:table-cell>
          <table:table-cell office:value-type="float" office:value="4576">
            <text:p>4576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80.5">
            <text:p>80.5</text:p>
          </table:table-cell>
          <table:table-cell office:value-type="string">
            <text:p>余291.01</text:p>
          </table:table-cell>
        </table:table-row>
        <table:table-row table:style-name="ro2">
          <table:table-cell office:value-type="float" office:value="20120424">
            <text:p>20120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30">
            <text:p>2012093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28">
            <text:p>20121228</text:p>
          </table:table-cell>
          <table:table-cell office:value-type="string">
            <text:p>家用妈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425">
            <text:p>20120425</text:p>
          </table:table-cell>
          <table:table-cell table:number-columns-repeated="5"/>
          <table:table-cell table:style-name="ce3" table:formula="of:=SUM([.G96:.G121])" office:value-type="float" office:value="22681.8">
            <text:p>22681.8</text:p>
          </table:table-cell>
          <table:table-cell table:number-columns-repeated="2"/>
          <table:table-cell office:value-type="string">
            <text:p>打印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0120426">
            <text:p>20120426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7">
            <text:p>20120427</text:p>
          </table:table-cell>
          <table:table-cell office:value-type="string">
            <text:p>电费</text:p>
          </table:table-cell>
          <table:table-cell office:value-type="float" office:value="520">
            <text:p>520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0120428">
            <text:p>20120428</text:p>
          </table:table-cell>
          <table:table-cell table:number-columns-repeated="7"/>
          <table:table-cell office:value-type="float" office:value="20121229">
            <text:p>201212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9">
            <text:p>2012042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0121230">
            <text:p>20121230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95:.C126])" office:value-type="float" office:value="4757.5">
            <text:p>4757.5</text:p>
          </table:table-cell>
          <table:table-cell table:number-columns-repeated="5"/>
          <table:table-cell office:value-type="float" office:value="20121231">
            <text:p>201212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94:.K127])" office:value-type="float" office:value="10328.96">
            <text:p>10328.96</text:p>
          </table:table-cell>
          <table:table-cell/>
        </table:table-row>
      </table:table>
      <table:table table:name="工作表2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30102">
            <text:p>2013010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1">
            <text:p>20130201</text:p>
          </table:table-cell>
          <table:table-cell office:value-type="string">
            <text:p>电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301">
            <text:p>2013030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701">
            <text:p>20130701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50">
            <text:p>50</text:p>
          </table:table-cell>
          <table:table-cell/>
          <table:table-cell office:value-type="float" office:value="20130702">
            <text:p>201307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03">
            <text:p>20130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2">
            <text:p>20130202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手机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夜宵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馆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05">
            <text:p>20130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3">
            <text:p>2013020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130303">
            <text:p>20130303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502.5">
            <text:p>2502.5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0130304">
            <text:p>2013030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office:value-type="float" office:value="20130106">
            <text:p>20130106</text:p>
          </table:table-cell>
          <table:table-cell office:value-type="string">
            <text:p>晚饭</text:p>
          </table:table-cell>
          <table:table-cell office:value-type="float" office:value="261">
            <text:p>26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130305">
            <text:p>2013030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30107">
            <text:p>20130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4">
            <text:p>201302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2.5">
            <text:p>4002.5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14.5">
            <text:p>14.5</text:p>
          </table:table-cell>
          <table:table-cell/>
          <table:table-cell office:value-type="float" office:value="20130703">
            <text:p>20130703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20130108">
            <text:p>2013010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20130306">
            <text:p>2013030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float" office:value="16.3">
            <text:p>16.3</text:p>
          </table:table-cell>
          <table:table-cell table:number-columns-repeated="2"/>
          <table:table-cell office:value-type="string">
            <text:p>家用共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09">
            <text:p>20130109</text:p>
          </table:table-cell>
          <table:table-cell office:value-type="string">
            <text:p>ipadMini</text:p>
          </table:table-cell>
          <table:table-cell office:value-type="float" office:value="3187">
            <text:p>3187</text:p>
          </table:table-cell>
          <table:table-cell/>
          <table:table-cell office:value-type="float" office:value="20130205">
            <text:p>20130205</text:p>
          </table:table-cell>
          <table:table-cell office:value-type="string">
            <text:p>备案</text:p>
          </table:table-cell>
          <table:table-cell office:value-type="float" office:value="25">
            <text:p>25</text:p>
          </table:table-cell>
          <table:table-cell/>
          <table:table-cell office:value-type="float" office:value="20130307">
            <text:p>2013030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04">
            <text:p>2013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30112">
            <text:p>20130112</text:p>
          </table:table-cell>
          <table:table-cell office:value-type="string">
            <text:p>静回家</text:p>
          </table:table-cell>
          <table:table-cell office:value-type="float" office:value="3002.5">
            <text:p>3002.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">
            <text:p>16</text:p>
          </table:table-cell>
          <table:table-cell/>
          <table:table-cell office:value-type="float" office:value="20130308">
            <text:p>201303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/>
        </table:table-row>
        <table:table-row table:style-name="ro3">
          <table:table-cell/>
          <table:table-cell office:value-type="string">
            <text:p>电煤气预支</text:p>
          </table:table-cell>
          <table:table-cell office:value-type="float" office:value="500">
            <text:p>500</text:p>
          </table:table-cell>
          <table:table-cell office:value-type="string">
            <text:p>余582.51</text:p>
          </table:table-cell>
          <table:table-cell/>
          <table:table-cell office:value-type="string">
            <text:p>零食</text:p>
          </table:table-cell>
          <table:table-cell office:value-type="float" office:value="27.5">
            <text:p>27.5</text:p>
          </table:table-cell>
          <table:table-cell/>
          <table:table-cell office:value-type="float" office:value="20130310">
            <text:p>20130310</text:p>
          </table:table-cell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30714">
            <text:p>20130714</text:p>
          </table:table-cell>
          <table:table-cell office:value-type="string">
            <text:p>晚饭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/>
          <table:table-cell office:value-type="string">
            <text:p>汇款手续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206">
            <text:p>20130206</text:p>
          </table:table-cell>
          <table:table-cell office:value-type="string">
            <text:p>中饭</text:p>
          </table:table-cell>
          <table:table-cell office:value-type="float" office:value="7">
            <text:p>7</text:p>
          </table:table-cell>
          <table:table-cell/>
          <table:table-cell office:value-type="float" office:value="20130314">
            <text:p>2013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21">
            <text:p>201307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/>
          <table:table-cell office:value-type="string">
            <text:p>静回家 现金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1">
            <text:p>21</text:p>
          </table:table-cell>
          <table:table-cell/>
          <table:table-cell office:value-type="float" office:value="20130316">
            <text:p>20130316</text:p>
          </table:table-cell>
          <table:table-cell office:value-type="string">
            <text:p>晚饭</text:p>
          </table:table-cell>
          <table:table-cell office:value-type="float" office:value="108">
            <text:p>108</text:p>
          </table:table-cell>
          <table:table-cell/>
          <table:table-cell office:value-type="float" office:value="20130723">
            <text:p>201307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车贷</text:p>
          </table:table-cell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包</text:p>
          </table:table-cell>
          <table:table-cell office:value-type="float" office:value="130">
            <text:p>130</text:p>
          </table:table-cell>
          <table:table-cell/>
          <table:table-cell office:value-type="float" office:value="20130207">
            <text:p>20130207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18">
            <text:p>2013031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726">
            <text:p>20130726</text:p>
          </table:table-cell>
          <table:table-cell office:value-type="string">
            <text:p>仔仔身份证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0130113">
            <text:p>20130113</text:p>
          </table:table-cell>
          <table:table-cell office:value-type="string">
            <text:p>静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8">
            <text:p>20130208</text:p>
          </table:table-cell>
          <table:table-cell office:value-type="string">
            <text:p>超市</text:p>
          </table:table-cell>
          <table:table-cell office:value-type="float" office:value="328">
            <text:p>328</text:p>
          </table:table-cell>
          <table:table-cell/>
          <table:table-cell office:value-type="float" office:value="20130320">
            <text:p>2013032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网银盾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  <table:table-cell office:value-type="float" office:value="20130209">
            <text:p>20130209</text:p>
          </table:table-cell>
          <table:table-cell office:value-type="string">
            <text:p>的士</text:p>
          </table:table-cell>
          <table:table-cell office:value-type="float" office:value="30">
            <text:p>30</text:p>
          </table:table-cell>
          <table:table-cell/>
          <table:table-cell office:value-type="float" office:value="20130321">
            <text:p>201303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30114">
            <text:p>20130114</text:p>
          </table:table-cell>
          <table:table-cell office:value-type="string">
            <text:p>帮充话费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1">
            <text:p>20130211</text:p>
          </table:table-cell>
          <table:table-cell office:value-type="string">
            <text:p>麻将</text:p>
          </table:table-cell>
          <table:table-cell office:value-type="float" office:value="240">
            <text:p>240</text:p>
          </table:table-cell>
          <table:table-cell/>
          <table:table-cell office:value-type="float" office:value="20130322">
            <text:p>20130322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煤气</text:p>
          </table:table-cell>
          <table:table-cell table:style-name="ce5" office:value-type="float" office:value="178.5">
            <text:p>178.5</text:p>
          </table:table-cell>
          <table:table-cell office:value-type="string">
            <text:p>余521.6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15">
            <text:p>15</text:p>
          </table:table-cell>
          <table:table-cell/>
          <table:table-cell office:value-type="float" office:value="20130212">
            <text:p>20130212</text:p>
          </table:table-cell>
          <table:table-cell office:value-type="string">
            <text:p>的士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李晶结婚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3" office:value-type="float" office:value="12320.4">
            <text:p>12320.4</text:p>
          </table:table-cell>
          <table:table-cell/>
        </table:table-row>
        <table:table-row table:style-name="ro2">
          <table:table-cell office:value-type="float" office:value="20130115">
            <text:p>20130115</text:p>
          </table:table-cell>
          <table:table-cell office:value-type="string">
            <text:p>手机送人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string">
            <text:p>自助餐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快递费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的士</text:p>
          </table:table-cell>
          <table:table-cell office:value-type="float" office:value="14">
            <text:p>14</text:p>
          </table:table-cell>
          <table:table-cell/>
          <table:table-cell office:value-type="float" office:value="20130323">
            <text:p>20130323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802">
            <text:p>20130802</text:p>
          </table:table-cell>
          <table:table-cell office:value-type="string">
            <text:p>话费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2">
          <table:table-cell office:value-type="float" office:value="20130116">
            <text:p>20130116</text:p>
          </table:table-cell>
          <table:table-cell office:value-type="string">
            <text:p>的士</text:p>
          </table:table-cell>
          <table:table-cell office:value-type="float" office:value="24">
            <text:p>24</text:p>
          </table:table-cell>
          <table:table-cell/>
          <table:table-cell office:value-type="float" office:value="20130213">
            <text:p>20130213</text:p>
          </table:table-cell>
          <table:table-cell office:value-type="string">
            <text:p>饭</text:p>
          </table:table-cell>
          <table:table-cell office:value-type="float" office:value="256">
            <text:p>256</text:p>
          </table:table-cell>
          <table:table-cell/>
          <table:table-cell office:value-type="float" office:value="20130324">
            <text:p>20130324</text:p>
          </table:table-cell>
          <table:table-cell office:value-type="string">
            <text:p>宽带续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130214">
            <text:p>20130214</text:p>
          </table:table-cell>
          <table:table-cell office:value-type="string">
            <text:p>超市</text:p>
          </table:table-cell>
          <table:table-cell office:value-type="float" office:value="112">
            <text:p>112</text:p>
          </table:table-cell>
          <table:table-cell/>
          <table:table-cell office:value-type="float" office:value="20130330">
            <text:p>20130330</text:p>
          </table:table-cell>
          <table:table-cell office:value-type="string">
            <text:p>智能机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130215">
            <text:p>20130215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31">
            <text:p>20130331</text:p>
          </table:table-cell>
          <table:table-cell office:value-type="string">
            <text:p>红黄蓝报名</text:p>
          </table:table-cell>
          <table:table-cell office:value-type="float" office:value="6666">
            <text:p>666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6.5">
            <text:p>6.5</text:p>
          </table:table-cell>
          <table:table-cell table:number-columns-repeated="3"/>
          <table:table-cell table:style-name="ce4" table:formula="of:=SUM([.K1:.K28])" office:value-type="float" office:value="19332">
            <text:p>19332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房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string">
            <text:p>晚饭请客</text:p>
          </table:table-cell>
          <table:table-cell office:value-type="float" office:value="1100">
            <text:p>1100</text:p>
          </table:table-cell>
          <table:table-cell table:number-columns-repeated="6"/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20130117">
            <text:p>2013011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打牌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20130807">
            <text:p>201308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8.9">
            <text:p>18.9</text:p>
          </table:table-cell>
          <table:table-cell/>
          <table:table-cell office:value-type="float" office:value="20130217">
            <text:p>2013021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0130402">
            <text:p>201304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18">
            <text:p>201301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8">
            <text:p>20130218</text:p>
          </table:table-cell>
          <table:table-cell office:value-type="string">
            <text:p>的士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0808">
            <text:p>20130808</text:p>
          </table:table-cell>
          <table:table-cell office:value-type="string">
            <text:p>加油</text:p>
          </table:table-cell>
          <table:table-cell office:value-type="float" office:value="360">
            <text:p>360</text:p>
          </table:table-cell>
          <table:table-cell office:value-type="string">
            <text:p>2060km</text:p>
          </table:table-cell>
        </table:table-row>
        <table:table-row table:style-name="ro2">
          <table:table-cell office:value-type="float" office:value="20130119">
            <text:p>20130119</text:p>
          </table:table-cell>
          <table:table-cell office:value-type="string">
            <text:p>高铁票</text:p>
          </table:table-cell>
          <table:table-cell office:value-type="float" office:value="603.5">
            <text:p>603.5</text:p>
          </table:table-cell>
          <table:table-cell table:number-columns-repeated="2"/>
          <table:table-cell office:value-type="string">
            <text:p>眼镜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string">
            <text:p>水电煤气预存</text:p>
          </table:table-cell>
          <table:table-cell office:value-type="float" office:value="500">
            <text:p>500</text:p>
          </table:table-cell>
          <table:table-cell/>
          <table:table-cell office:value-type="float" office:value="20130816">
            <text:p>20130816</text:p>
          </table:table-cell>
          <table:table-cell office:value-type="string">
            <text:p>车贷卡汇款手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pub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 office:value-type="string">
            <text:p>转出2200</text:p>
          </table:table-cell>
        </table:table-row>
        <table:table-row table:style-name="ro3">
          <table:table-cell/>
          <table:table-cell office:value-type="string">
            <text:p>零食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91.76">
            <text:p>191.76</text:p>
          </table:table-cell>
          <table:table-cell office:value-type="string">
            <text:p>余390.75</text:p>
          </table:table-cell>
          <table:table-cell/>
          <table:table-cell office:value-type="string">
            <text:p>手续费</text:p>
          </table:table-cell>
          <table:table-cell office:value-type="float" office:value="13">
            <text:p>13</text:p>
          </table:table-cell>
          <table:table-cell/>
          <table:table-cell office:value-type="float" office:value="20130825">
            <text:p>20130825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48">
            <text:p>48</text:p>
          </table:table-cell>
          <table:table-cell/>
          <table:table-cell office:value-type="float" office:value="20130220">
            <text:p>2013022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爸房租</text:p>
          </table:table-cell>
          <table:table-cell office:value-type="float" office:value="3300">
            <text:p>3300</text:p>
          </table:table-cell>
          <table:table-cell/>
          <table:table-cell office:value-type="float" office:value="20130830">
            <text:p>2013083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/>
          <table:table-cell office:value-type="float" office:value="20130403">
            <text:p>20130403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table:style-name="ce3" table:formula="of:=SUM([.O25:.O37])" office:value-type="float" office:value="10655.61">
            <text:p>10655.61</text:p>
          </table:table-cell>
          <table:table-cell/>
        </table:table-row>
        <table:table-row table:style-name="ro3">
          <table:table-cell office:value-type="float" office:value="20130120">
            <text:p>20130120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221">
            <text:p>2013022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415">
            <text:p>20130415</text:p>
          </table:table-cell>
          <table:table-cell office:value-type="string">
            <text:p>电费</text:p>
          </table:table-cell>
          <table:table-cell office:value-type="float" office:value="125.8">
            <text:p>125.8</text:p>
          </table:table-cell>
          <table:table-cell office:value-type="string">
            <text:p>余624.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/>
          <table:table-cell office:value-type="float" office:value="20130223">
            <text:p>2013022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418">
            <text:p>201304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vie</text:p>
          </table:table-cell>
          <table:table-cell office:value-type="float" office:value="200">
            <text:p>200</text:p>
          </table:table-cell>
          <table:table-cell/>
          <table:table-cell office:value-type="float" office:value="20130224">
            <text:p>20130224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/>
          <table:table-cell office:value-type="float" office:value="20130426">
            <text:p>20130426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3" table:formula="of:=SUM([.K32:.K41])" office:value-type="float" office:value="12040.8">
            <text:p>12040.8</text:p>
          </table:table-cell>
          <table:table-cell/>
          <table:table-cell office:value-type="float" office:value="20130901">
            <text:p>20130901</text:p>
          </table:table-cell>
          <table:table-cell office:value-type="string">
            <text:p>加油</text:p>
          </table:table-cell>
          <table:table-cell office:value-type="float" office:value="316">
            <text:p>316</text:p>
          </table:table-cell>
          <table:table-cell office:value-type="string">
            <text:p>2576km</text:p>
          </table:table-cell>
        </table:table-row>
        <table:table-row table:style-name="ro2">
          <table:table-cell office:value-type="float" office:value="20130122">
            <text:p>201301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5">
            <text:p>20130225</text:p>
          </table:table-cell>
          <table:table-cell office:value-type="string">
            <text:p>早饭</text:p>
          </table:table-cell>
          <table:table-cell office:value-type="float" office:value="7.5">
            <text:p>7.5</text:p>
          </table:table-cell>
          <table:table-cell table:number-columns-repeated="6"/>
          <table:table-cell office:value-type="string">
            <text:p>仔仔报课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2">
          <table:table-cell office:value-type="float" office:value="20130123">
            <text:p>201301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6">
            <text:p>20130226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501">
            <text:p>20130501</text:p>
          </table:table-cell>
          <table:table-cell office:value-type="string">
            <text:p>车首付</text:p>
          </table:table-cell>
          <table:table-cell office:value-type="float" office:value="54000">
            <text:p>54000</text:p>
          </table:table-cell>
          <table:table-cell/>
          <table:table-cell office:value-type="float" office:value="20130902">
            <text:p>201309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168">
            <text:p>168</text:p>
          </table:table-cell>
          <table:table-cell/>
          <table:table-cell office:value-type="float" office:value="20130227">
            <text:p>2013022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30502">
            <text:p>201305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0130125">
            <text:p>20130125</text:p>
          </table:table-cell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136.5">
            <text:p>136.5</text:p>
          </table:table-cell>
          <table:table-cell office:value-type="string">
            <text:p>余252.25</text:p>
          </table:table-cell>
          <table:table-cell office:value-type="float" office:value="20130503">
            <text:p>201305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/>
          <table:table-cell office:value-type="float" office:value="20130228">
            <text:p>20130228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奶粉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2">
          <table:table-cell office:value-type="float" office:value="20130126">
            <text:p>201301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部门聚餐缴费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908">
            <text:p>2013090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30127">
            <text:p>2013012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 table:formula="of:=SUM([.G1:.G48])" office:value-type="float" office:value="8021.56">
            <text:p>8021.56</text:p>
          </table:table-cell>
          <table:table-cell/>
          <table:table-cell office:value-type="float" office:value="20130504">
            <text:p>20130504</text:p>
          </table:table-cell>
          <table:table-cell office:value-type="string">
            <text:p>晚饭</text:p>
          </table:table-cell>
          <table:table-cell office:value-type="float" office:value="385">
            <text:p>385</text:p>
          </table:table-cell>
          <table:table-cell/>
          <table:table-cell office:value-type="float" office:value="20130909">
            <text:p>20130909</text:p>
          </table:table-cell>
          <table:table-cell office:value-type="string">
            <text:p>借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130505">
            <text:p>20130505</text:p>
          </table:table-cell>
          <table:table-cell office:value-type="string">
            <text:p>理发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20130128">
            <text:p>201301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09">
            <text:p>20130509</text:p>
          </table:table-cell>
          <table:table-cell office:value-type="string">
            <text:p>清火宝</text:p>
          </table:table-cell>
          <table:table-cell office:value-type="float" office:value="11.5">
            <text:p>11.5</text:p>
          </table:table-cell>
          <table:table-cell/>
          <table:table-cell office:value-type="float" office:value="20130912">
            <text:p>20130912</text:p>
          </table:table-cell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29">
            <text:p>201301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0130511">
            <text:p>20130511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车贷卡还款转账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30">
            <text:p>201301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14">
            <text:p>2013051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0130131">
            <text:p>2013013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5"/>
          <table:table-cell office:value-type="float" office:value="20130520">
            <text:p>20130520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  <table:table-cell office:value-type="float" office:value="20130913">
            <text:p>20130913</text:p>
          </table:table-cell>
          <table:table-cell office:value-type="string">
            <text:p>快递手机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20130524">
            <text:p>20130524</text:p>
          </table:table-cell>
          <table:table-cell office:value-type="string">
            <text:p>午饭</text:p>
          </table:table-cell>
          <table:table-cell office:value-type="float" office:value="70">
            <text:p>70</text:p>
          </table:table-cell>
          <table:table-cell/>
          <table:table-cell office:value-type="float" office:value="20130916">
            <text:p>20130916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string">
            <text:p>包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20130527">
            <text:p>20130527</text:p>
          </table:table-cell>
          <table:table-cell office:value-type="string">
            <text:p>煤气</text:p>
          </table:table-cell>
          <table:table-cell office:value-type="float" office:value="157.5">
            <text:p>157.5</text:p>
          </table:table-cell>
          <table:table-cell office:value-type="string">
            <text:p>余463.34</text:p>
          </table:table-cell>
          <table:table-cell office:value-type="float" office:value="20130917">
            <text:p>20130917</text:p>
          </table:table-cell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20130528">
            <text:p>20130528</text:p>
          </table:table-cell>
          <table:table-cell office:value-type="string">
            <text:p>公交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SUM([.C1:.C57])" office:value-type="float" office:value="20402.4">
            <text:p>20402.4</text:p>
          </table:table-cell>
          <table:table-cell table:number-columns-repeated="7"/>
          <table:table-cell table:style-name="ce3" table:formula="of:=SUM([.K44:.K57])" office:value-type="float" office:value="62853.5">
            <text:p>62853.5</text:p>
          </table:table-cell>
          <table:table-cell/>
          <table:table-cell office:value-type="float" office:value="20130919">
            <text:p>20130919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3062Km</text:p>
          </table:table-cell>
        </table:table-row>
        <table:table-row table:style-name="ro2">
          <table:table-cell table:number-columns-repeated="12"/>
          <table:table-cell office:value-type="float" office:value="20130924">
            <text:p>20130924</text:p>
          </table:table-cell>
          <table:table-cell office:value-type="string">
            <text:p>快递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42:.O59])" office:value-type="float" office:value="24680">
            <text:p>2468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2">
            <text:p>201306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0603">
            <text:p>201306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001">
            <text:p>20131001</text:p>
          </table:table-cell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4">
            <text:p>20130604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东部华侨城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.5">
            <text:p>2.5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5">
            <text:p>20130605</text:p>
          </table:table-cell>
          <table:table-cell office:value-type="string">
            <text:p>信用卡年费</text:p>
          </table:table-cell>
          <table:table-cell office:value-type="float" office:value="200">
            <text:p>200</text:p>
          </table:table-cell>
          <table:table-cell/>
          <table:table-cell office:value-type="float" office:value="20131003">
            <text:p>20131003</text:p>
          </table:table-cell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3535Km</text:p>
          </table:table-cell>
        </table:table-row>
        <table:table-row table:style-name="ro2">
          <table:table-cell table:number-columns-repeated="9"/>
          <table:table-cell office:value-type="string">
            <text:p>车贷</text:p>
          </table:table-cell>
          <table:table-cell office:value-type="float" office:value="2111.11">
            <text:p>2111.11</text:p>
          </table:table-cell>
          <table:table-cell/>
          <table:table-cell office:value-type="float" office:value="20131005">
            <text:p>20131005</text:p>
          </table:table-cell>
          <table:table-cell office:value-type="string">
            <text:p>晚饭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利息共</text:p>
          </table:table-cell>
          <table:table-cell office:value-type="float" office:value="9120">
            <text:p>9120</text:p>
          </table:table-cell>
          <table:table-cell/>
          <table:table-cell office:value-type="float" office:value="20131006">
            <text:p>20131006</text:p>
          </table:table-cell>
          <table:table-cell office:value-type="string">
            <text:p>晚饭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6">
            <text:p>2013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009">
            <text:p>20131009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3">
          <table:table-cell table:number-columns-repeated="8"/>
          <table:table-cell office:value-type="float" office:value="20130614">
            <text:p>20130614</text:p>
          </table:table-cell>
          <table:table-cell office:value-type="string">
            <text:p>电费</text:p>
          </table:table-cell>
          <table:table-cell office:value-type="float" office:value="189.72">
            <text:p>189.72</text:p>
          </table:table-cell>
          <table:table-cell office:value-type="string">
            <text:p>余273.62</text:p>
          </table:table-cell>
          <table:table-cell/>
          <table:table-cell office:value-type="string">
            <text:p>信用卡还款转出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2">
          <table:table-cell table:number-columns-repeated="8"/>
          <table:table-cell office:value-type="float" office:value="20130616">
            <text:p>20130616</text:p>
          </table:table-cell>
          <table:table-cell office:value-type="string">
            <text:p>晚饭</text:p>
          </table:table-cell>
          <table:table-cell office:value-type="float" office:value="128.4">
            <text:p>128.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21">
            <text:p>201306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蔡乐军结婚</text:p>
          </table:table-cell>
          <table:table-cell office:value-type="float" office:value="805.5">
            <text:p>805.5</text:p>
          </table:table-cell>
          <table:table-cell/>
          <table:table-cell office:value-type="float" office:value="20131011">
            <text:p>20131011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table:number-columns-repeated="8"/>
          <table:table-cell office:value-type="float" office:value="20130626">
            <text:p>20130626</text:p>
          </table:table-cell>
          <table:table-cell office:value-type="string">
            <text:p>煤气</text:p>
          </table:table-cell>
          <table:table-cell office:value-type="float" office:value="70">
            <text:p>70</text:p>
          </table:table-cell>
          <table:table-cell office:value-type="string">
            <text:p>余202.1</text:p>
          </table:table-cell>
          <table:table-cell office:value-type="float" office:value="20131015">
            <text:p>20131015</text:p>
          </table:table-cell>
          <table:table-cell office:value-type="string">
            <text:p>四个月电费950.92</text:p>
          </table:table-cell>
          <table:table-cell/>
          <table:table-cell office:value-type="string">
            <text:p>余70.68</text:p>
          </table:table-cell>
        </table:table-row>
        <table:table-row table:style-name="ro2">
          <table:table-cell table:number-columns-repeated="8"/>
          <table:table-cell office:value-type="float" office:value="20130629">
            <text:p>20130629</text:p>
          </table:table-cell>
          <table:table-cell office:value-type="string">
            <text:p>家用杂</text:p>
          </table:table-cell>
          <table:table-cell office:value-type="float" office:value="900">
            <text:p>900</text:p>
          </table:table-cell>
          <table:table-cell/>
          <table:table-cell office:value-type="float" office:value="20131020">
            <text:p>20131020</text:p>
          </table:table-cell>
          <table:table-cell office:value-type="string">
            <text:p>加油</text:p>
          </table:table-cell>
          <table:table-cell office:value-type="float" office:value="330">
            <text:p>330</text:p>
          </table:table-cell>
          <table:table-cell office:value-type="string">
            <text:p>4117Km</text:p>
          </table:table-cell>
        </table:table-row>
        <table:table-row table:style-name="ro2">
          <table:table-cell table:number-columns-repeated="8"/>
          <table:table-cell office:value-type="float" office:value="20130630">
            <text:p>20130630</text:p>
          </table:table-cell>
          <table:table-cell office:value-type="string">
            <text:p>晚饭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61:.K77])" office:value-type="float" office:value="21707.73">
            <text:p>21707.73</text:p>
          </table:table-cell>
          <table:table-cell/>
          <table:table-cell office:value-type="float" office:value="20131021">
            <text:p>20131021</text:p>
          </table:table-cell>
          <table:table-cell office:value-type="string">
            <text:p>电煤气预存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3">
            <text:p>201310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7">
            <text:p>201310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62:.O82])" office:value-type="float" office:value="14144.11">
            <text:p>14144.1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1">
            <text:p>20131101</text:p>
          </table:table-cell>
          <table:table-cell office:value-type="string">
            <text:p>话费</text:p>
          </table:table-cell>
          <table:table-cell office:value-type="float" office:value="29.7">
            <text:p>29.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1102">
            <text:p>20131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202">
            <text:p>20131202</text:p>
          </table:table-cell>
          <table:table-cell office:value-type="string">
            <text:p>手机费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超市</text:p>
          </table:table-cell>
          <table:table-cell office:value-type="float" office:value="217.3">
            <text:p>217.3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3">
            <text:p>20131103</text:p>
          </table:table-cell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4491Km</text:p>
          </table:table-cell>
          <table:table-cell office:value-type="float" office:value="20131204">
            <text:p>201312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4">
            <text:p>2013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1205">
            <text:p>20131205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31206">
            <text:p>201312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煤电预存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07">
            <text:p>20131207</text:p>
          </table:table-cell>
          <table:table-cell office:value-type="string">
            <text:p>停车费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信用卡还款转出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string">
            <text:p>过路费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洗车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5496Km</text:p>
          </table:table-cell>
        </table:table-row>
        <table:table-row table:style-name="ro2">
          <table:table-cell table:number-columns-repeated="8"/>
          <table:table-cell office:value-type="float" office:value="20131107">
            <text:p>201311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209">
            <text:p>20131209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</text:p>
          </table:table-cell>
          <table:table-cell office:value-type="float" office:value="400">
            <text:p>400</text:p>
          </table:table-cell>
          <table:table-cell/>
          <table:table-cell office:value-type="float" office:value="20131210">
            <text:p>20131210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8"/>
          <table:table-cell office:value-type="float" office:value="20131108">
            <text:p>20131108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球服</text:p>
          </table:table-cell>
          <table:table-cell office:value-type="float" office:value="50">
            <text:p>50</text:p>
          </table:table-cell>
          <table:table-cell/>
          <table:table-cell office:value-type="float" office:value="20131214">
            <text:p>20131214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4">
            <text:p>20131114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1">
            <text:p>201312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22">
            <text:p>20131222</text:p>
          </table:table-cell>
          <table:table-cell office:value-type="string">
            <text:p>超市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7">
            <text:p>20131117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3">
            <text:p>20131223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买鞋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24">
            <text:p>20131124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5022Km</text:p>
          </table:table-cell>
          <table:table-cell office:value-type="float" office:value="20131224">
            <text:p>20131224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6024Km</text:p>
          </table:table-cell>
        </table:table-row>
        <table:table-row table:style-name="ro2">
          <table:table-cell table:number-columns-repeated="10"/>
          <table:table-cell table:style-name="ce3" table:formula="of:=SUM([.K84:.K104])" office:value-type="float" office:value="11805.5">
            <text:p>11805.5</text:p>
          </table:table-cell>
          <table:table-cell/>
          <table:table-cell office:value-type="float" office:value="20131225">
            <text:p>20131225</text:p>
          </table:table-cell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27">
            <text:p>20131227</text:p>
          </table:table-cell>
          <table:table-cell office:value-type="string">
            <text:p>车贷扣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30">
            <text:p>20131230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85:.O108])" office:value-type="float" office:value="14869.81">
            <text:p>14869.81</text:p>
          </table:table-cell>
          <table:table-cell/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float" office:value="20140101">
            <text:p>20140101</text:p>
          </table:table-cell>
          <table:table-cell office:value-type="string">
            <text:p>奶粉</text:p>
          </table:table-cell>
          <table:table-cell office:value-type="float" office:value="1272">
            <text:p>1272</text:p>
          </table:table-cell>
          <table:table-cell table:number-columns-repeated="2"/>
          <table:table-cell office:value-type="float" office:value="20140201">
            <text:p>20140201</text:p>
          </table:table-cell>
          <table:table-cell office:value-type="string">
            <text:p>停车</text:p>
          </table:table-cell>
          <table:table-cell office:value-type="float" office:value="10">
            <text:p>10</text:p>
          </table:table-cell>
          <table:table-cell/>
          <table:table-cell office:value-type="float" office:value="20140302">
            <text:p>20140302</text:p>
          </table:table-cell>
          <table:table-cell office:value-type="string">
            <text:p>结婚红包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502">
            <text:p>201405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01">
            <text:p>201407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药</text:p>
          </table:table-cell>
          <table:table-cell office:value-type="float" office:value="1594.8">
            <text:p>1594.8</text:p>
          </table:table-cell>
          <table:table-cell table:number-columns-repeated="3"/>
          <table:table-cell office:value-type="string">
            <text:p>衣服裤子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string">
            <text:p>仔仔衣物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40703">
            <text:p>20140703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878Km</text:p>
          </table:table-cell>
          <table:table-cell office:value-type="float" office:value="20140303">
            <text:p>20140303</text:p>
          </table:table-cell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503">
            <text:p>2014050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2201Km</text:p>
          </table:table-cell>
          <table:table-cell office:value-type="float" office:value="20140704">
            <text:p>2014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02">
            <text:p>20140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小儿开塞露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话费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06">
            <text:p>20140706</text:p>
          </table:table-cell>
          <table:table-cell office:value-type="string">
            <text:p>家用取钱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140104">
            <text:p>20140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仔仔看病</text:p>
          </table:table-cell>
          <table:table-cell office:value-type="float" office:value="38">
            <text:p>38</text:p>
          </table:table-cell>
          <table:table-cell/>
          <table:table-cell office:value-type="float" office:value="20140304">
            <text:p>201403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山水田园</text:p>
          </table:table-cell>
          <table:table-cell office:value-type="float" office:value="231">
            <text:p>231</text:p>
          </table:table-cell>
          <table:table-cell/>
          <table:table-cell office:value-type="float" office:value="20140707">
            <text:p>201407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贷款转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电信上网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电信宽带移机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306">
            <text:p>20140306</text:p>
          </table:table-cell>
          <table:table-cell office:value-type="string">
            <text:p>家用</text:p>
          </table:table-cell>
          <table:table-cell office:value-type="float" office:value="2200">
            <text:p>2200</text:p>
          </table:table-cell>
          <table:table-cell/>
          <table:table-cell office:value-type="float" office:value="20140504">
            <text:p>201405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电信宽带租光纤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静信用卡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20140202">
            <text:p>20140202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7">
            <text:p>20140307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05">
            <text:p>20140505</text:p>
          </table:table-cell>
          <table:table-cell office:value-type="string">
            <text:p>买药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string">
            <text:p>转电信宽带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0140203">
            <text:p>20140203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8">
            <text:p>20140308</text:p>
          </table:table-cell>
          <table:table-cell office:value-type="string">
            <text:p>信用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506">
            <text:p>20140506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708">
            <text:p>20140708</text:p>
          </table:table-cell>
          <table:table-cell office:value-type="string">
            <text:p>信用卡转出</text:p>
          </table:table-cell>
          <table:table-cell/>
          <table:table-cell office:value-type="float" office:value="5500">
            <text:p>5500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20140204">
            <text:p>20140204</text:p>
          </table:table-cell>
          <table:table-cell office:value-type="string">
            <text:p>晚饭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5">
            <text:p>20140105</text:p>
          </table:table-cell>
          <table:table-cell office:value-type="string">
            <text:p>交行卡还款转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8330Km</text:p>
          </table:table-cell>
          <table:table-cell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0140206">
            <text:p>20140206</text:p>
          </table:table-cell>
          <table:table-cell office:value-type="string">
            <text:p>中饭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0">
            <text:p>20140710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/>
          <table:table-cell office:value-type="float" office:value="20140309">
            <text:p>20140309</text:p>
          </table:table-cell>
          <table:table-cell office:value-type="string">
            <text:p>电费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9">
            <text:p>20140109</text:p>
          </table:table-cell>
          <table:table-cell office:value-type="string">
            <text:p>看望同事凑钱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儿童乐园</text:p>
          </table:table-cell>
          <table:table-cell office:value-type="float" office:value="25">
            <text:p>25</text:p>
          </table:table-cell>
          <table:table-cell/>
          <table:table-cell office:value-type="float" office:value="20140312">
            <text:p>20140312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0869Km</text:p>
          </table:table-cell>
          <table:table-cell office:value-type="float" office:value="20140512">
            <text:p>20140512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聚餐交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0140207">
            <text:p>20140207</text:p>
          </table:table-cell>
          <table:table-cell office:value-type="string">
            <text:p>过路费</text:p>
          </table:table-cell>
          <table:table-cell office:value-type="float" office:value="7">
            <text:p>7</text:p>
          </table:table-cell>
          <table:table-cell/>
          <table:table-cell office:value-type="float" office:value="20140313">
            <text:p>20140313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17">
            <text:p>201405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1">
            <text:p>2014071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3774Km</text:p>
          </table:table-cell>
          <table:table-cell/>
        </table:table-row>
        <table:table-row table:style-name="ro2">
          <table:table-cell office:value-type="float" office:value="20140111">
            <text:p>20140111</text:p>
          </table:table-cell>
          <table:table-cell office:value-type="string">
            <text:p>拼桌吃饭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74">
            <text:p>74</text:p>
          </table:table-cell>
          <table:table-cell/>
          <table:table-cell office:value-type="float" office:value="20140316">
            <text:p>20140316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2">
            <text:p>20140112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6534Km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 office:value-type="string">
            <text:p>8625Km</text:p>
          </table:table-cell>
          <table:table-cell office:value-type="float" office:value="20140317">
            <text:p>20140317</text:p>
          </table:table-cell>
          <table:table-cell office:value-type="string">
            <text:p>话费</text:p>
          </table:table-cell>
          <table:table-cell office:value-type="float" office:value="500">
            <text:p>500</text:p>
          </table:table-cell>
          <table:table-cell/>
          <table:table-cell office:value-type="float" office:value="20140525">
            <text:p>20140525</text:p>
          </table:table-cell>
          <table:table-cell office:value-type="string">
            <text:p>车保险</text:p>
          </table:table-cell>
          <table:table-cell office:value-type="float" office:value="4430">
            <text:p>4430</text:p>
          </table:table-cell>
          <table:table-cell/>
          <table:table-cell office:value-type="float" office:value="20140714">
            <text:p>201407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3">
            <text:p>20140113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140208">
            <text:p>20140208</text:p>
          </table:table-cell>
          <table:table-cell office:value-type="string">
            <text:p>加油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string">
            <text:p>中药</text:p>
          </table:table-cell>
          <table:table-cell office:value-type="float" office:value="117.6">
            <text:p>117.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235">
            <text:p>235</text:p>
          </table:table-cell>
          <table:table-cell/>
          <table:table-cell office:value-type="float" office:value="20140318">
            <text:p>2014031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45">
            <text:p>45</text:p>
          </table:table-cell>
          <table:table-cell/>
          <table:table-cell office:value-type="float" office:value="20140715">
            <text:p>2014071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过路费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  <table:table-cell office:value-type="float" office:value="20140526">
            <text:p>20140526</text:p>
          </table:table-cell>
          <table:table-cell office:value-type="string">
            <text:p>拼桌吃饭</text:p>
          </table:table-cell>
          <table:table-cell office:value-type="float" office:value="40">
            <text:p>40</text:p>
          </table:table-cell>
          <table:table-cell/>
          <table:table-cell office:value-type="float" office:value="20140717">
            <text:p>2014071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2723KM</text:p>
          </table:table-cell>
          <table:table-cell office:value-type="float" office:value="20140718">
            <text:p>201407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float" office:value="20140321">
            <text:p>201403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formula="of:=SUM([.P1:.P21])" office:value-type="float" office:value="12795.6">
            <text:p>12795.6</text:p>
          </table:table-cell>
          <table:table-cell/>
          <table:table-cell office:value-type="float" office:value="20140719">
            <text:p>201407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40114">
            <text:p>20140114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7">
            <text:p>97</text:p>
          </table:table-cell>
          <table:table-cell/>
          <table:table-cell office:value-type="float" office:value="20140327">
            <text:p>20140327</text:p>
          </table:table-cell>
          <table:table-cell office:value-type="string">
            <text:p>静信用卡</text:p>
          </table:table-cell>
          <table:table-cell office:value-type="float" office:value="2800">
            <text:p>2800</text:p>
          </table:table-cell>
          <table:table-cell table:number-columns-repeated="5"/>
          <table:table-cell office:value-type="float" office:value="20140721">
            <text:p>201407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5">
            <text:p>20140115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0140722">
            <text:p>201407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6">
            <text:p>20140116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330">
            <text:p>20140330</text:p>
          </table:table-cell>
          <table:table-cell office:value-type="string">
            <text:p>加油</text:p>
          </table:table-cell>
          <table:table-cell office:value-type="float" office:value="255">
            <text:p>255</text:p>
          </table:table-cell>
          <table:table-cell office:value-type="string">
            <text:p>11282Km</text:p>
          </table:table-cell>
          <table:table-cell office:value-type="float" office:value="20140604">
            <text:p>201406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24">
            <text:p>201407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7">
            <text:p>2014011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09">
            <text:p>20140209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725">
            <text:p>2014072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撞车理赔垫付</text:p>
          </table:table-cell>
          <table:table-cell office:value-type="float" office:value="650">
            <text:p>650</text:p>
          </table:table-cell>
          <table:table-cell table:number-columns-repeated="3"/>
          <table:table-cell office:value-type="string">
            <text:p>信用卡转账</text:p>
          </table:table-cell>
          <table:table-cell/>
          <table:table-cell office:value-type="float" office:value="4000">
            <text:p>4000</text:p>
          </table:table-cell>
          <table:table-cell office:value-type="float" office:value="20140331">
            <text:p>20140331</text:p>
          </table:table-cell>
          <table:table-cell office:value-type="string">
            <text:p>借阳哥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28">
            <text:p>20140728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8">
            <text:p>20140118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40605">
            <text:p>20140605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272Km</text:p>
          </table:table-cell>
          <table:table-cell/>
        </table:table-row>
        <table:table-row table:style-name="ro2">
          <table:table-cell office:value-type="float" office:value="20140119">
            <text:p>20140119</text:p>
          </table:table-cell>
          <table:table-cell office:value-type="string">
            <text:p>晚饭</text:p>
          </table:table-cell>
          <table:table-cell office:value-type="float" office:value="39.5">
            <text:p>39.5</text:p>
          </table:table-cell>
          <table:table-cell table:number-columns-repeated="3"/>
          <table:table-cell office:value-type="string">
            <text:p>豆奶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ce3" table:formula="of:=SUM([.L1:.L29])" office:value-type="float" office:value="17150">
            <text:p>17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4">
            <text:p>4</text:p>
          </table:table-cell>
          <table:table-cell/>
          <table:table-cell office:value-type="float" office:value="20140729">
            <text:p>201407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0">
            <text:p>20140120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12">
            <text:p>20140212</text:p>
          </table:table-cell>
          <table:table-cell office:value-type="string">
            <text:p>车贷转出</text:p>
          </table:table-cell>
          <table:table-cell/>
          <table:table-cell office:value-type="float" office:value="2110">
            <text:p>2110</text:p>
          </table:table-cell>
          <table:table-cell table:number-columns-repeated="4"/>
          <table:table-cell office:value-type="float" office:value="20140606">
            <text:p>20140606</text:p>
          </table:table-cell>
          <table:table-cell office:value-type="string">
            <text:p>信用卡转出</text:p>
          </table:table-cell>
          <table:table-cell/>
          <table:table-cell office:value-type="float" office:value="7400">
            <text:p>7400</text:p>
          </table:table-cell>
          <table:table-cell office:value-type="float" office:value="20140730">
            <text:p>20140730</text:p>
          </table:table-cell>
          <table:table-cell office:value-type="string">
            <text:p>海娃鸟车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03">
            <text:p>201404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垫付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9895Km</text:p>
          </table:table-cell>
          <table:table-cell office:value-type="float" office:value="20140404">
            <text:p>201404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608">
            <text:p>20140608</text:p>
          </table:table-cell>
          <table:table-cell office:value-type="string">
            <text:p>电费</text:p>
          </table:table-cell>
          <table:table-cell office:value-type="float" office:value="264.52">
            <text:p>264.52</text:p>
          </table:table-cell>
          <table:table-cell/>
          <table:table-cell office:value-type="float" office:value="20140731">
            <text:p>2014073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40122">
            <text:p>20140122</text:p>
          </table:table-cell>
          <table:table-cell office:value-type="string">
            <text:p>煤气扣款</text:p>
          </table:table-cell>
          <table:table-cell office:value-type="float" office:value="234">
            <text:p>234</text:p>
          </table:table-cell>
          <table:table-cell office:value-type="string">
            <text:p>余24.56</text:p>
          </table:table-cell>
          <table:table-cell office:value-type="string">
            <text:p>电费？756.68-234-24.56</text:p>
          </table:table-cell>
          <table:table-cell office:value-type="float" office:value="20140213">
            <text:p>2014021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06">
            <text:p>20140406</text:p>
          </table:table-cell>
          <table:table-cell office:value-type="string">
            <text:p>超市</text:p>
          </table:table-cell>
          <table:table-cell office:value-type="float" office:value="118.5">
            <text:p>118.5</text:p>
          </table:table-cell>
          <table:table-cell table:number-columns-repeated="2"/>
          <table:table-cell office:value-type="string">
            <text:p>煤气费</text:p>
          </table:table-cell>
          <table:table-cell office:value-type="float" office:value="221.07">
            <text:p>221.07</text:p>
          </table:table-cell>
          <table:table-cell table:number-columns-repeated="3"/>
          <table:table-cell table:style-name="ce3" table:formula="of:=SUM([.T1:.T33])" office:value-type="float" office:value="6097">
            <text:p>60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饺子</text:p>
          </table:table-cell>
          <table:table-cell office:value-type="float" office:value="19.8">
            <text:p>19.8</text:p>
          </table:table-cell>
          <table:table-cell/>
          <table:table-cell office:value-type="float" office:value="20140407">
            <text:p>20140407</text:p>
          </table:table-cell>
          <table:table-cell office:value-type="string">
            <text:p>车贷卡转出</text:p>
          </table:table-cell>
          <table:table-cell/>
          <table:table-cell office:value-type="float" office:value="2120">
            <text:p>2120</text:p>
          </table:table-cell>
          <table:table-cell/>
          <table:table-cell office:value-type="string">
            <text:p>家用取现</text:p>
          </table:table-cell>
          <table:table-cell/>
          <table:table-cell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office:value-type="float" office:value="20140123">
            <text:p>20140123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0140214">
            <text:p>20140214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09">
            <text:p>20140609</text:p>
          </table:table-cell>
          <table:table-cell office:value-type="string">
            <text:p>车贷卡年费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烟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0140215">
            <text:p>20140215</text:p>
          </table:table-cell>
          <table:table-cell office:value-type="string">
            <text:p>晚饭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01">
            <text:p>201408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赔付到账</text:p>
          </table:table-cell>
          <table:table-cell office:value-type="float" office:value="-1690">
            <text:p>-1690</text:p>
          </table:table-cell>
          <table:table-cell table:number-columns-repeated="2"/>
          <table:table-cell office:value-type="float" office:value="20140216">
            <text:p>20140216</text:p>
          </table:table-cell>
          <table:table-cell office:value-type="string">
            <text:p>中饭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0">
            <text:p>201406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3">
            <text:p>20140803</text:p>
          </table:table-cell>
          <table:table-cell office:value-type="string">
            <text:p>高速过路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121.8">
            <text:p>121.8</text:p>
          </table:table-cell>
          <table:table-cell table:number-columns-repeated="3"/>
          <table:table-cell office:value-type="string">
            <text:p>洗车</text:p>
          </table:table-cell>
          <table:table-cell office:value-type="float" office:value="25">
            <text:p>25</text:p>
          </table:table-cell>
          <table:table-cell/>
          <table:table-cell office:value-type="float" office:value="20140414">
            <text:p>201404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面膜</text:p>
          </table:table-cell>
          <table:table-cell office:value-type="float" office:value="229">
            <text:p>229</text:p>
          </table:table-cell>
          <table:table-cell/>
          <table:table-cell office:value-type="float" office:value="20140804">
            <text:p>201408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24">
            <text:p>20140124</text:p>
          </table:table-cell>
          <table:table-cell office:value-type="string">
            <text:p>面包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15">
            <text:p>20140415</text:p>
          </table:table-cell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11783Km</text:p>
          </table:table-cell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418">
            <text:p>20140418</text:p>
          </table:table-cell>
          <table:table-cell office:value-type="string">
            <text:p>静信用卡</text:p>
          </table:table-cell>
          <table:table-cell office:value-type="float" office:value="2900">
            <text:p>2900</text:p>
          </table:table-cell>
          <table:table-cell/>
          <table:table-cell office:value-type="float" office:value="20140612">
            <text:p>20140612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20140217">
            <text:p>20140217</text:p>
          </table:table-cell>
          <table:table-cell office:value-type="string">
            <text:p>静信用卡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6">
            <text:p>20140616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加油</text:p>
          </table:table-cell>
          <table:table-cell office:value-type="float" office:value="115">
            <text:p>115</text:p>
          </table:table-cell>
          <table:table-cell office:value-type="string">
            <text:p>6689Km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19">
            <text:p>20140419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805">
            <text:p>201408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office:value-type="float" office:value="20140126">
            <text:p>20140126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200Km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420">
            <text:p>20140420</text:p>
          </table:table-cell>
          <table:table-cell office:value-type="string">
            <text:p>车保养</text:p>
          </table:table-cell>
          <table:table-cell office:value-type="float" office:value="883">
            <text:p>883</text:p>
          </table:table-cell>
          <table:table-cell/>
          <table:table-cell office:value-type="float" office:value="20140617">
            <text:p>20140617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过路费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家用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51.94">
            <text:p>151.94</text:p>
          </table:table-cell>
          <table:table-cell/>
          <table:table-cell office:value-type="float" office:value="20140619">
            <text:p>201406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400">
            <text:p>14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40">
            <text:p>340</text:p>
          </table:table-cell>
          <table:table-cell office:value-type="string">
            <text:p>13259Km</text:p>
          </table:table-cell>
          <table:table-cell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20140223">
            <text:p>2014022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0322Km</text:p>
          </table:table-cell>
          <table:table-cell office:value-type="float" office:value="20140422">
            <text:p>20140422</text:p>
          </table:table-cell>
          <table:table-cell office:value-type="string">
            <text:p>抢购手机</text:p>
          </table:table-cell>
          <table:table-cell office:value-type="float" office:value="798">
            <text:p>798</text:p>
          </table:table-cell>
          <table:table-cell/>
          <table:table-cell office:value-type="float" office:value="20140623">
            <text:p>20140623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红米手机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4">
            <text:p>154</text:p>
          </table:table-cell>
          <table:table-cell table:number-columns-repeated="3"/>
          <table:table-cell office:value-type="string">
            <text:p>开塞露</text:p>
          </table:table-cell>
          <table:table-cell office:value-type="float" office:value="5">
            <text:p>5</text:p>
          </table:table-cell>
          <table:table-cell/>
          <table:table-cell office:value-type="float" office:value="20140423">
            <text:p>20140423</text:p>
          </table:table-cell>
          <table:table-cell office:value-type="string">
            <text:p>红黄蓝报课</text:p>
          </table:table-cell>
          <table:table-cell office:value-type="float" office:value="5506">
            <text:p>5506</text:p>
          </table:table-cell>
          <table:table-cell/>
          <table:table-cell office:value-type="float" office:value="20140624">
            <text:p>201406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修车工具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20140228">
            <text:p>20140228</text:p>
          </table:table-cell>
          <table:table-cell office:value-type="string">
            <text:p>吃饭拼桌</text:p>
          </table:table-cell>
          <table:table-cell office:value-type="float" office:value="40">
            <text:p>40</text:p>
          </table:table-cell>
          <table:table-cell/>
          <table:table-cell office:value-type="float" office:value="20140424">
            <text:p>20140424</text:p>
          </table:table-cell>
          <table:table-cell office:value-type="string">
            <text:p>捐款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626">
            <text:p>201406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7">
            <text:p>201408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style-name="ce3" table:formula="of:=SUM([.H1:.H49])" office:value-type="float" office:value="11574.2">
            <text:p>11574.2</text:p>
          </table:table-cell>
          <table:table-cell/>
          <table:table-cell office:value-type="float" office:value="20140428">
            <text:p>20140428</text:p>
          </table:table-cell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629">
            <text:p>20140629</text:p>
          </table:table-cell>
          <table:table-cell office:value-type="string">
            <text:p>零食</text:p>
          </table:table-cell>
          <table:table-cell office:value-type="float" office:value="7">
            <text:p>7</text:p>
          </table:table-cell>
          <table:table-cell/>
          <table:table-cell office:value-type="float" office:value="20140808">
            <text:p>2014080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7">
            <text:p>20140127</text:p>
          </table:table-cell>
          <table:table-cell office:value-type="string">
            <text:p>午饭</text:p>
          </table:table-cell>
          <table:table-cell office:value-type="float" office:value="700">
            <text:p>700</text:p>
          </table:table-cell>
          <table:table-cell table:number-columns-repeated="7"/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新房押金</text:p>
          </table:table-cell>
          <table:table-cell office:value-type="float" office:value="5200">
            <text:p>5200</text:p>
          </table:table-cell>
          <table:table-cell/>
          <table:table-cell office:value-type="float" office:value="20140810">
            <text:p>20140810</text:p>
          </table:table-cell>
          <table:table-cell office:value-type="string">
            <text:p>零食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20140430">
            <text:p>20140430</text:p>
          </table:table-cell>
          <table:table-cell office:value-type="string">
            <text:p>团购门票</text:p>
          </table:table-cell>
          <table:table-cell table:style-name="ce5" office:value-type="float" office:value="184">
            <text:p>184</text:p>
          </table:table-cell>
          <table:table-cell table:number-columns-repeated="2"/>
          <table:table-cell office:value-type="string">
            <text:p>新房房租</text:p>
          </table:table-cell>
          <table:table-cell office:value-type="float" office:value="2600">
            <text:p>2600</text:p>
          </table:table-cell>
          <table:table-cell/>
          <table:table-cell office:value-type="float" office:value="20140811">
            <text:p>20140811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28">
            <text:p>20140128</text:p>
          </table:table-cell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table:formula="of:=SUM([.L32:.L52])" office:value-type="float" office:value="16034.94">
            <text:p>16034.9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31">
            <text:p>20140131</text:p>
          </table:table-cell>
          <table:table-cell office:value-type="string">
            <text:p>虾子</text:p>
          </table:table-cell>
          <table:table-cell office:value-type="float" office:value="62">
            <text:p>62</text:p>
          </table:table-cell>
          <table:table-cell table:number-columns-repeated="11"/>
          <table:table-cell office:value-type="string">
            <text:p>租房中介费</text:p>
          </table:table-cell>
          <table:table-cell office:value-type="float" office:value="1300">
            <text:p>1300</text:p>
          </table:table-cell>
          <table:table-cell/>
          <table:table-cell office:value-type="float" office:value="20140812">
            <text:p>20140812</text:p>
          </table:table-cell>
          <table:table-cell office:value-type="string">
            <text:p>骑行装备加运费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SUM([.C1:.C54])" office:value-type="float" office:value="21242">
            <text:p>21242</text:p>
          </table:table-cell>
          <table:table-cell table:number-columns-repeated="10"/>
          <table:table-cell office:value-type="float" office:value="20140630">
            <text:p>20140630</text:p>
          </table:table-cell>
          <table:table-cell office:value-type="string">
            <text:p>吃饭拼桌</text:p>
          </table:table-cell>
          <table:table-cell office:value-type="float" office:value="92">
            <text:p>92</text:p>
          </table:table-cell>
          <table:table-cell/>
          <table:table-cell office:value-type="float" office:value="20140814">
            <text:p>201408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家用静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753Km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16">
            <text:p>20140816</text:p>
          </table:table-cell>
          <table:table-cell office:value-type="string">
            <text:p>打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电费</text:p>
          </table:table-cell>
          <table:table-cell/>
          <table:table-cell office:value-type="float" office:value="188.36">
            <text:p>188.36</text:p>
          </table:table-cell>
          <table:table-cell office:value-type="string">
            <text:p>8月3日抄表</text:p>
          </table:table-cell>
        </table:table-row>
        <table:table-row table:style-name="ro2">
          <table:table-cell table:number-columns-repeated="15"/>
          <table:table-cell table:style-name="ce3" table:formula="of:=SUM([.P25:.P58])" office:value-type="float" office:value="19392.09">
            <text:p>19392.09</text:p>
          </table:table-cell>
          <table:table-cell/>
          <table:table-cell office:value-type="float" office:value="20170817">
            <text:p>201708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8">
            <text:p>2014081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9">
            <text:p>201408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1">
            <text:p>201408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2">
            <text:p>201408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3">
            <text:p>20140823</text:p>
          </table:table-cell>
          <table:table-cell office:value-type="string">
            <text:p>龙凤山庄门票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4">
            <text:p>20140824</text:p>
          </table:table-cell>
          <table:table-cell office:value-type="string">
            <text:p>早茶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5">
            <text:p>20140825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6">
            <text:p>201408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7">
            <text:p>20140827</text:p>
          </table:table-cell>
          <table:table-cell office:value-type="string">
            <text:p>打气筒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8">
            <text:p>20140828</text:p>
          </table:table-cell>
          <table:table-cell office:value-type="string">
            <text:p>补爸房租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9">
            <text:p>201408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31">
            <text:p>20140831</text:p>
          </table:table-cell>
          <table:table-cell office:value-type="string">
            <text:p>包</text:p>
          </table:table-cell>
          <table:table-cell table:style-name="ce5" office:value-type="float" office:value="273">
            <text:p>273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37:.T74])" office:value-type="float" office:value="10996.8">
            <text:p>10996.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1">
            <text:p>201409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2">
            <text:p>2014090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3">
            <text:p>20140903</text:p>
          </table:table-cell>
          <table:table-cell office:value-type="string">
            <text:p>话费充值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228Km 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/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自己信用卡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0141004">
            <text:p>20141004</text:p>
          </table:table-cell>
          <table:table-cell office:value-type="string">
            <text:p>加油</text:p>
          </table:table-cell>
          <table:table-cell office:value-type="float" office:value="128">
            <text:p>128</text:p>
          </table:table-cell>
          <table:table-cell office:value-type="string">
            <text:p>17303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4">
            <text:p>201409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仔仔买车车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5">
            <text:p>201409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3"/>
          <table:table-cell office:value-type="string">
            <text:p>零食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float" office:value="188.36">
            <text:p>188.36</text:p>
          </table:table-cell>
          <table:table-cell table:number-columns-repeated="2"/>
          <table:table-cell office:value-type="float" office:value="20141005">
            <text:p>20141005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17826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买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7">
            <text:p>20140907</text:p>
          </table:table-cell>
          <table:table-cell office:value-type="string">
            <text:p>中饭</text:p>
          </table:table-cell>
          <table:table-cell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衣服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20141006">
            <text:p>20141006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鞋子</text:p>
          </table:table-cell>
          <table:table-cell office:value-type="float" office:value="369">
            <text:p>369</text:p>
          </table:table-cell>
          <table:table-cell table:number-columns-repeated="3"/>
          <table:table-cell office:value-type="string">
            <text:p>水管理电视费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9">
            <text:p>20140909</text:p>
          </table:table-cell>
          <table:table-cell office:value-type="string">
            <text:p>同学聚会汇款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string">
            <text:p>减去修空调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减去换龙头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自己信用卡转账</text:p>
          </table:table-cell>
          <table:table-cell/>
          <table:table-cell office:value-type="float" office:value="2560">
            <text:p>256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0">
            <text:p>20140910</text:p>
          </table:table-cell>
          <table:table-cell office:value-type="string">
            <text:p>吃饭拼桌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1">
            <text:p>2014091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2">
            <text:p>20140912</text:p>
          </table:table-cell>
          <table:table-cell office:value-type="string">
            <text:p>化妆品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修手表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141007">
            <text:p>201410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08">
            <text:p>20141008</text:p>
          </table:table-cell>
          <table:table-cell office:value-type="string">
            <text:p>晚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高铁票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float" office:value="20141009">
            <text:p>2014100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6">
            <text:p>2014091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10">
            <text:p>201410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8">
            <text:p>201409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单车座垫及邮费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0141011">
            <text:p>20141011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9">
            <text:p>20140919</text:p>
          </table:table-cell>
          <table:table-cell office:value-type="string">
            <text:p>手机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float" office:value="20141012">
            <text:p>20141012</text:p>
          </table:table-cell>
          <table:table-cell office:value-type="string">
            <text:p>单车配件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0">
            <text:p>20140920</text:p>
          </table:table-cell>
          <table:table-cell office:value-type="string">
            <text:p>手机</text:p>
          </table:table-cell>
          <table:table-cell office:value-type="float" office:value="899">
            <text:p>899</text:p>
          </table:table-cell>
          <table:table-cell table:number-columns-repeated="3"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736km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消费</text:p>
          </table:table-cell>
          <table:table-cell office:value-type="float" office:value="118">
            <text:p>118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1">
            <text:p>20140921</text:p>
          </table:table-cell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8550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float" office:value="20141013">
            <text:p>20141013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沃尔玛百货</text:p>
          </table:table-cell>
          <table:table-cell office:value-type="float" office:value="127.6">
            <text:p>127.6</text:p>
          </table:table-cell>
          <table:table-cell table:number-columns-repeated="3"/>
          <table:table-cell office:value-type="string">
            <text:p>超市</text:p>
          </table:table-cell>
          <table:table-cell office:value-type="float" office:value="36.9">
            <text:p>36.9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2">
            <text:p>20140922</text:p>
          </table:table-cell>
          <table:table-cell office:value-type="string">
            <text:p>前房东水电煤气</text:p>
          </table:table-cell>
          <table:table-cell office:value-type="float" office:value="881">
            <text:p>881</text:p>
          </table:table-cell>
          <table:table-cell table:number-columns-repeated="2"/>
          <table:table-cell office:value-type="float" office:value="20141014">
            <text:p>201410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拼桌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20141015">
            <text:p>20141015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16">
            <text:p>20141016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3">
            <text:p>20140923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4">
            <text:p>20140924</text:p>
          </table:table-cell>
          <table:table-cell office:value-type="string">
            <text:p>籍刚来请吃饭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5">
            <text:p>20140925</text:p>
          </table:table-cell>
          <table:table-cell office:value-type="string">
            <text:p>加油</text:p>
          </table:table-cell>
          <table:table-cell office:value-type="float" office:value="190">
            <text:p>190</text:p>
          </table:table-cell>
          <table:table-cell office:value-type="string">
            <text:p>16008Km</text:p>
          </table:table-cell>
          <table:table-cell/>
          <table:table-cell office:value-type="float" office:value="20141017">
            <text:p>20141017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天虹超市</text:p>
          </table:table-cell>
          <table:table-cell office:value-type="float" office:value="103.6">
            <text:p>103.6</text:p>
          </table:table-cell>
          <table:table-cell table:number-columns-repeated="3"/>
          <table:table-cell office:value-type="string">
            <text:p>绳子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6">
            <text:p>20140926</text:p>
          </table:table-cell>
          <table:table-cell office:value-type="string">
            <text:p>过路费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20141018">
            <text:p>2014101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07">
            <text:p>207</text:p>
          </table:table-cell>
          <table:table-cell table:number-columns-repeated="3"/>
          <table:table-cell office:value-type="string">
            <text:p>肠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16514Km</text:p>
          </table:table-cell>
          <table:table-cell table:number-columns-repeated="2"/>
          <table:table-cell office:value-type="string">
            <text:p>橘子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7">
            <text:p>201409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0141019">
            <text:p>201410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卷子包子</text:p>
          </table:table-cell>
          <table:table-cell office:value-type="float" office:value="24.6">
            <text:p>24.6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仔仔检查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8">
            <text:p>20140928</text:p>
          </table:table-cell>
          <table:table-cell office:value-type="string">
            <text:p>网上消费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style-name="ce3" table:formula="of:=SUM([.O76:.O128])" office:value-type="float" office:value="12390.56">
            <text:p>12390.56</text:p>
          </table:table-cell>
          <table:table-cell table:number-columns-repeated="2"/>
          <table:table-cell office:value-type="float" office:value="20141020">
            <text:p>20141020</text:p>
          </table:table-cell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21">
            <text:p>20141021</text:p>
          </table:table-cell>
          <table:table-cell office:value-type="string">
            <text:p>晚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22">
            <text:p>20141022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2">
            <text:p>20141102</text:p>
          </table:table-cell>
          <table:table-cell office:value-type="string">
            <text:p>过路费</text:p>
          </table:table-cell>
          <table:table-cell office:value-type="float" office:value="46">
            <text:p>46</text:p>
          </table:table-cell>
          <table:table-cell table:number-columns-repeated="7"/>
          <table:table-cell office:value-type="float" office:value="20141023">
            <text:p>20141023</text:p>
          </table:table-cell>
          <table:table-cell office:value-type="string">
            <text:p>晚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加油</text:p>
          </table:table-cell>
          <table:table-cell office:value-type="float" office:value="230">
            <text:p>230</text:p>
          </table:table-cell>
          <table:table-cell office:value-type="string">
            <text:p>19482Km</text:p>
          </table:table-cell>
          <table:table-cell table:number-columns-repeated="6"/>
          <table:table-cell office:value-type="float" office:value="20141024">
            <text:p>20141024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>
            <text:p>广州X医院</text:p>
          </table:table-cell>
          <table:table-cell office:value-type="float" office:value="1104">
            <text:p>1104</text:p>
          </table:table-cell>
          <table:table-cell table:number-columns-repeated="8"/>
          <table:table-cell office:value-type="string">
            <text:p>加油</text:p>
          </table:table-cell>
          <table:table-cell office:value-type="float" office:value="280">
            <text:p>280</text:p>
          </table:table-cell>
          <table:table-cell office:value-type="string">
            <text:p>19029Km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手机充值</text:p>
          </table:table-cell>
          <table:table-cell office:value-type="float" office:value="100">
            <text:p>100</text:p>
          </table:table-cell>
          <table:table-cell table:number-columns-repeated="7"/>
          <table:table-cell office:value-type="float" office:value="20141025">
            <text:p>20141025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4">
            <text:p>2014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string">
            <text:p>橘子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7"/>
          <table:table-cell office:value-type="float" office:value="20141026">
            <text:p>2014102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5">
            <text:p>20141105</text:p>
          </table:table-cell>
          <table:table-cell office:value-type="string">
            <text:p>房租电费</text:p>
          </table:table-cell>
          <table:table-cell office:value-type="float" office:value="2930">
            <text:p>2930</text:p>
          </table:table-cell>
          <table:table-cell table:number-columns-repeated="8"/>
          <table:table-cell office:value-type="string">
            <text:p>超市</text:p>
          </table:table-cell>
          <table:table-cell office:value-type="float" office:value="19.2">
            <text:p>19.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信用卡转账</text:p>
          </table:table-cell>
          <table:table-cell/>
          <table:table-cell office:value-type="float" office:value="2350">
            <text:p>2350</text:p>
          </table:table-cell>
          <table:table-cell table:number-columns-repeated="7"/>
          <table:table-cell office:value-type="string">
            <text:p>晚饭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20141027">
            <text:p>2014102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车贷卡转账</text:p>
          </table:table-cell>
          <table:table-cell office:value-type="float" office:value="2100">
            <text:p>2100</text:p>
          </table:table-cell>
          <table:table-cell table:number-columns-repeated="7"/>
          <table:table-cell office:value-type="float" office:value="20141028">
            <text:p>20141028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超市</text:p>
          </table:table-cell>
          <table:table-cell office:value-type="float" office:value="17.5">
            <text:p>17.5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9">
            <text:p>20141109</text:p>
          </table:table-cell>
          <table:table-cell office:value-type="string">
            <text:p>早餐</text:p>
          </table:table-cell>
          <table:table-cell office:value-type="float" office:value="12">
            <text:p>12</text:p>
          </table:table-cell>
          <table:table-cell table:number-columns-repeated="7"/>
          <table:table-cell office:value-type="float" office:value="20141029">
            <text:p>20141029</text:p>
          </table:table-cell>
          <table:table-cell office:value-type="string">
            <text:p>车保养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过路费来回</text:p>
          </table:table-cell>
          <table:table-cell office:value-type="float" office:value="26">
            <text:p>26</text:p>
          </table:table-cell>
          <table:table-cell table:number-columns-repeated="8"/>
          <table:table-cell office:value-type="string">
            <text:p>车维修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30">
            <text:p>2014103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吴昶结婚红包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82:.T149])" office:value-type="float" office:value="9347.2">
            <text:p>9347.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number number:decimal-places="0" number:min-integer-digits="1" number:grouping="true"/>
      <number:text> </number:text>
    </number:number-style>
    <number:number-style style:name="N139P1" style:volatile="true">
      <number:text> ￥-</number:text>
      <number:number number:decimal-places="0" number:min-integer-digits="1" number:grouping="true"/>
      <number:text> </number:text>
    </number:number-style>
    <number:number-style style:name="N139P2" style:volatile="true">
      <number:text> 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number number:decimal-places="2" number:min-integer-digits="1" number:grouping="true"/>
      <number:text> </number:text>
    </number:number-style>
    <number:number-style style:name="N147P1" style:volatile="true">
      <number:text> ￥-</number:text>
      <number:number number:decimal-places="2" number:min-integer-digits="1" number:grouping="true"/>
      <number:text> </number:text>
    </number:number-style>
    <number:number-style style:name="N147P2" style:volatile="true">
      <number:text> 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2014／11／12</text:date>, <text:time>13:38:5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23:08:08</meta:creation-date>
    <dc:date>2014-11-12T13:38:53.06</dc:date>
    <meta:editing-duration>PT17H8M48S</meta:editing-duration>
    <meta:editing-cycles>483</meta:editing-cycles>
    <meta:generator>OpenOffice.org/3.4$Win32 OpenOffice.org_project/340m1$Build-9590</meta:generator>
    <meta:document-statistic meta:table-count="3" meta:cell-count="2729" meta:object-count="0"/>
  </office:meta>
</office:document-meta>
</file>